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3ad7e" officeooo:paragraph-rsid="0013ad7e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13ad7e" officeooo:paragraph-rsid="0013ad7e" style:font-size-asian="15pt" style:font-size-complex="15pt"/>
    </style:style>
    <style:style style:name="P3" style:family="paragraph" style:parent-style-name="Footer">
      <style:text-properties officeooo:rsid="0013ad7e" officeooo:paragraph-rsid="0013ad7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5 驚美國Iran行倚 Saudi靠家己</text:p>
        <text:p text:style-name="P1"/>
        <text:p text:style-name="P1">驚美國Iran行倚 Saudi靠家己</text:p>
        <text:p text:style-name="P1">Kiann Bí-kok Iran kiânn uá Saudi khò ka-kī</text:p>
        <text:p text:style-name="P1"/>
        <text:p text:style-name="P1"/>
        <text:p text:style-name="P1"/>
        <text:p text:style-name="P1"/>
        <text:p text:style-name="P1">美國最近佮Iran改善關係，</text:p>
        <text:p text:style-name="P1">Bí-kok tsuè-kīn kah Iran kái-siān kuan-hē, </text:p>
        <text:p text:style-name="P1"/>
        <text:p text:style-name="P1">已經引起一寡傳統阿拉伯盟邦的反感。</text:p>
        <text:p text:style-name="P1">í-king ín-khí tsi̍t-kuá thuân-thóng A-lá-pik bîng-pang ê huán-kám. </text:p>
        <text:p text:style-name="P1"/>
        <text:p text:style-name="P1">有媒體分析，</text:p>
        <text:p text:style-name="P1">Ū muî-thé hun-sik, </text:p>
        <text:p text:style-name="P1"/>
        <text:p text:style-name="P1">Saudi Arabia可能會愈來愈行家己的路，</text:p>
        <text:p text:style-name="P1">Saudi Arabia khó-lîng ē jú lâi jú kiânn ka-kī ê lōo, </text:p>
        <text:p text:style-name="P1"/>
        <text:p text:style-name="P1">予美國愈歹掌握。</text:p>
        <text:p text:style-name="P1">hōo Bí-kok jú pháinn tsiáng-ak.</text:p>
        <text:p text:style-name="P1"/>
        <text:p text:style-name="P1">頂禮拜四，</text:p>
        <text:p text:style-name="P1">Tíng lé-pài sì, </text:p>
        <text:p text:style-name="P1"/>
        <text:p text:style-name="P1">美國總統Barack Obama參六个阿拉伯盟國的領袖，</text:p>
        <text:p text:style-name="P1">Bí-kok tsóng-thóng Barack Obama tsham la̍k ê A-lá-pik bîng-kok ê líng-siù, </text:p>
        <text:p text:style-name="P1"/>
        <text:p text:style-name="P1">佇總統別莊的Camp David進行會談。</text:p>
        <text:p text:style-name="P1">tī tsóng-thóng pia̍t-tsong ê Camp David tsìn-hîng huē-tâm. </text:p>
        <text:p text:style-name="P1"/>
        <text:p text:style-name="P1">Obama對Saudi在內的這六个波斯灣國家承諾，</text:p>
        <text:p text:style-name="P1">Obama tuì Saudi tsāi-lāi ê tsit la̍k ê Pho-su-uân kok-ka sîng-lo̍k, </text:p>
        <text:p text:style-name="P1"/>
        <text:p text:style-name="P1">會支持in發展國防，</text:p>
        <text:p text:style-name="P1">ē tsi-tshî in huat-tián kok-hông, </text:p>
        <text:p text:style-name="P1"/>
        <text:p text:style-name="P1">來防備Iran的威脅。</text:p>
        <text:p text:style-name="P1">lâi hông-pī Iran ê ui-hia̍p. </text:p>
        <text:p text:style-name="P1"/>
        <text:p text:style-name="P1">毋過伊無表示欲簽定正式的防禦條約。</text:p>
        <text:p text:style-name="P1">M̄-koh i bô piáu-sī beh tshiam-tīng tsìng-sik ê hông-gū tiâu-iok.</text:p>
        <text:p text:style-name="P1"/>
        <text:p text:style-name="P1"/>
        <text:p text:style-name="P1"/>
        <text:p text:style-name="P1"/>
        <text:p text:style-name="P1">Islam教Sunni派的Saudi佮Shia派的Iran，</text:p>
        <text:p text:style-name="P1">Islam kàu Sunni phài ê Saudi kah Shia phài ê Iran, </text:p>
        <text:p text:style-name="P1"/>
        <text:p text:style-name="P1">是敵對的區域強權。</text:p>
        <text:p text:style-name="P1">sī ti̍k-tuì ê khu-hi̍k kiông-khuân. </text:p>
        <text:p text:style-name="P1"/>
        <text:p text:style-name="P1"><text:soft-page-break/>In佇中東的幾若條戰線頂頭支持無仝的政權抑是團體相戰，</text:p>
        <text:p text:style-name="P1">In tī Tiong-tang ê kuí-nā tiâu tsiàn-suànn tíng-thâu tsi-tshî bô-kāng ê tsìng-khuân ia̍h-sī thuân-thé sio-tsiàn, </text:p>
        <text:p text:style-name="P1"/>
        <text:p text:style-name="P1">包括佇Syria、Iraq、Lebanon、Yemen等所在，</text:p>
        <text:p text:style-name="P1">pau-kuat tī Syria, Iraq, Lebanon, Yemen tíng sóo-tsāi, </text:p>
        <text:p text:style-name="P1"/>
        <text:p text:style-name="P1">進行「代理人戰爭」。</text:p>
        <text:p text:style-name="P1">tsìn-hîng “tāi-lí-jîn tsiàn-tsing”. </text:p>
        <text:p text:style-name="P1"/>
        <text:p text:style-name="P1">Saudi閣佇3月底開始直接派軍機，</text:p>
        <text:p text:style-name="P1">Saudi koh tī 3 gue̍h-té khai-sí ti̍t-tsiap phài kun-ki, </text:p>
        <text:p text:style-name="P1"/>
        <text:p text:style-name="P1">去Yemen轟炸Iran支持的叛軍。</text:p>
        <text:p text:style-name="P1">khì Yemen hong-tsà Iran tsi-tshî ê puān-kun.</text:p>
        <text:p text:style-name="P1"/>
        <text:p text:style-name="P1"/>
        <text:p text:style-name="P1"/>
        <text:p text:style-name="P1">Iran核子問題的國際談判，</text:p>
        <text:p text:style-name="P1">Iran hi̍k-tsú būn-tê ê kok-tsè tâm-phuànn, </text:p>
        <text:p text:style-name="P1"/>
        <text:p text:style-name="P1">佇美國主導之下，</text:p>
        <text:p text:style-name="P1">tī Bí-kok tsú-tō tsi-hā, </text:p>
        <text:p text:style-name="P1"/>
        <text:p text:style-name="P1">可能佇6月達成協議，</text:p>
        <text:p text:style-name="P1">khó-lîng tī 6 gue̍h ta̍t-sîng hia̍p-gī, </text:p>
        <text:p text:style-name="P1"/>
        <text:p text:style-name="P1">國際對Iran的石油佮金融制裁也有希望來解除。</text:p>
        <text:p text:style-name="P1">kok-tsè tuì Iran ê tsio̍h-iû kah kim-iông tsè-tshâi iā ū hi-bāng lâi kái-tû. <text:s/></text:p>
        <text:p text:style-name="P1"/>
        <text:p text:style-name="P1">遮的發展，</text:p>
        <text:p text:style-name="P1">Tsia-ê huat-tián, </text:p>
        <text:p text:style-name="P1"/>
        <text:p text:style-name="P1">使Saudi真煩惱。</text:p>
        <text:p text:style-name="P1">sú Saudi tsin huân-ló.</text:p>
        <text:p text:style-name="P1"/>
        <text:p text:style-name="P1"/>
        <text:p text:style-name="P1"/>
        <text:p text:style-name="P1"/>
        <text:p text:style-name="P1">佇Camp David會談進前幾日，</text:p>
        <text:p text:style-name="P1">Tī Camp David huē-tâm tsìn-tsîng kuí ji̍t, </text:p>
        <text:p text:style-name="P1"/>
        <text:p text:style-name="P1">Saudi才宣布國王無欲親身出席，</text:p>
        <text:p text:style-name="P1">Saudi tsiah suan-pòo kok-ông bô beh tshin-sin tshut-si̍k, </text:p>
        <text:p text:style-name="P1"/>
        <text:p text:style-name="P1">外界解讀這是表達Saudi對美國和Iran行倚真袂爽。</text:p>
        <text:p text:style-name="P1">guā-kài kái-tho̍k tse sī piáu-ta̍t Saudi tuì Bí-kok hām Iran kiânn-uá tsin bē sóng.</text:p>
        <text:p text:style-name="P1"/>
        <text:p text:style-name="P1"/>
        <text:p text:style-name="P1"/>
        <text:p text:style-name="P1"/>
        <text:p text:style-name="P1">會談結果一般也並無意外。</text:p>
        <text:p text:style-name="P1">Huē-tâm kiat-kó it-puann iā pīng bô ì-guā. </text:p>
        <text:p text:style-name="P1"/>
        <text:p text:style-name="P1">美國《時代》雜誌佇彼日事先發表<text:soft-page-break/>的一篇文章講，</text:p>
        <text:p text:style-name="P1">Bí-kok “Sî-tāi” tsa̍p-tsì tī hit ji̍t sū-sian huat-piáu ê tsi̍t phinn bûn-tsiong kóng, </text:p>
        <text:p text:style-name="P1"/>
        <text:p text:style-name="P1">美國的保證，</text:p>
        <text:p text:style-name="P1">Bí-kok ê pó-tsìng, </text:p>
        <text:p text:style-name="P1"/>
        <text:p text:style-name="P1">對遮的盟邦來講，</text:p>
        <text:p text:style-name="P1">tuì tsia-ê bîng-pang lâi kóng, </text:p>
        <text:p text:style-name="P1"/>
        <text:p text:style-name="P1">已經真僫信用矣。</text:p>
        <text:p text:style-name="P1">í-king tsin oh sìn-iōng --ah. </text:p>
        <text:p text:style-name="P1"/>
        <text:p text:style-name="P1">一位受訪的Saudi學者講，</text:p>
        <text:p text:style-name="P1">Tsi̍t uī siū-hóng ê Saudi ha̍k-tsiá kóng,</text:p>
        <text:p text:style-name="P1"/>
        <text:p text:style-name="P1">Iran支持的軍事行動破壞安定，</text:p>
        <text:p text:style-name="P1">Iran tsi-tshî ê kun-sū hîng-tōng phò-huāi an-tīng, </text:p>
        <text:p text:style-name="P1"/>
        <text:p text:style-name="P1">美國攏恬恬，</text:p>
        <text:p text:style-name="P1">Bí-kok lóng tiām-tiām, </text:p>
        <text:p text:style-name="P1"/>
        <text:p text:style-name="P1">會鼓勵Iran愈來愈敢；</text:p>
        <text:p text:style-name="P1">ē kóo-lē Iran jú lâi jú kánn; </text:p>
        <text:p text:style-name="P1"/>
        <text:p text:style-name="P1">若是核子協議達成，</text:p>
        <text:p text:style-name="P1">nā-sī hi̍k-tsú hia̍p-gī ta̍t-sîng, </text:p>
        <text:p text:style-name="P1"/>
        <text:p text:style-name="P1">Iran「會有愈濟錢，愈有法度去幫助伊佇這个區域的代理者」。</text:p>
        <text:p text:style-name="P1">Iran “ē ū jú tsē tsînn, jú ū huat-tōo khì pang-tsōo i tī tsit ê khu-hi̍k ê tāi-lí-tsiá”.</text:p>
        <text:p text:style-name="P1"/>
        <text:p text:style-name="P1"/>
        <text:p text:style-name="P1"/>
        <text:p text:style-name="P1"/>
        <text:p text:style-name="P1">美國佮Iran嘛有共同利益，</text:p>
        <text:p text:style-name="P1">Bí-kok kah Iran mā ū kiōng-tông lī-ik, </text:p>
        <text:p text:style-name="P1"/>
        <text:p text:style-name="P1">比如Iran支持的Shia民兵，</text:p>
        <text:p text:style-name="P1">pí-jû Iran tsi-tshî ê Shia bîn-ping, </text:p>
        <text:p text:style-name="P1"/>
        <text:p text:style-name="P1">咧佮Sunni過激派的Islam國交戰。</text:p>
        <text:p text:style-name="P1">teh kah Sunni kuè-kik-phài ê Islam kok kau-tsiàn.</text:p>
        <text:p text:style-name="P1"/>
        <text:p text:style-name="P1"/>
        <text:p text:style-name="P1"/>
        <text:p text:style-name="P1"/>
        <text:p text:style-name="P1">這篇文章講，</text:p>
        <text:p text:style-name="P1">Tsit phinn bûn-tsiong kóng, </text:p>
        <text:p text:style-name="P1"/>
        <text:p text:style-name="P1">Saudi可能會想欲轉向，</text:p>
        <text:p text:style-name="P1">Saudi khó-lîng ē siūnn-beh tsuán-hiòng, </text:p>
        <text:p text:style-name="P1"/>
        <text:p text:style-name="P1">離開美國主導的區域聯盟，</text:p>
        <text:p text:style-name="P1">lī-khui Bí-kok tsú-tō ê khu-hi̍k liân-bîng, </text:p>
        <text:p text:style-name="P1"/>
        <text:p text:style-name="P1">家己行動。</text:p>
        <text:p text:style-name="P1">ka-kī hîng-tōng. </text:p>
        <text:p text:style-name="P1"/>
        <text:p text:style-name="P1"/>
        <text:p text:style-name="P2">「雖然高度依賴美國的裝備，Saudi軍隊愈來愈有能力自力作戰，也愈來愈有意願按呢做。」</text:p>
        <text:p text:style-name="P1">“Sui-jiân ko-tōo i-nāi Bí-kok ê tsong-pī, Saudi kun-tuī jú lâi jú ū lîng-li̍k tsū-li̍k tsok-tsiàn, iā jú lâi jú ū ì-guān án-ne tsò.”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Saudi 79歲的新國王Salman今年正月才即位，</text:p>
        <text:p text:style-name="P1">Saudi 79 huè ê sin kok-ông Salman kin-nî tsiànn--gue̍h tsiah tsik-uī, </text:p>
        <text:p text:style-name="P1"/>
        <text:p text:style-name="P1">伊佇4月底調整未來王位的繼承順序，</text:p>
        <text:p text:style-name="P1">i tī 4 gue̍h-té tiâu-tsíng bī-lâi ông-uī ê kè-sîng sūn-sī, </text:p>
        <text:p text:style-name="P1"/>
        <text:p text:style-name="P1">準備予下一代提早接班。</text:p>
        <text:p text:style-name="P1">tsún-pī hōo ē tsi̍t tāi thê-tsá tsiap-pan. </text:p>
        <text:p text:style-name="P1"/>
        <text:p text:style-name="P1">出兵Yemen佮調整權位，</text:p>
        <text:p text:style-name="P1">Tshut-ping Yemen kah tiâu-tsíng khuân-uī, </text:p>
        <text:p text:style-name="P1"/>
        <text:p text:style-name="P1">攏予西方媒體看做是新政權對外政策較獨立、積極的表現。</text:p>
        <text:p text:style-name="P1">lóng hōo se-hong muî-thé khuànn-tsò sī sin tsìng-khuân tuì-guā tsìng-tshik khah to̍k-li̍p, tsik-ki̍k ê piáu-hiān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ad7e" officeooo:paragraph-rsid="0013ad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5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16:29.344946354</dc:date>
    <meta:editing-duration>PT1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08" meta:word-count="1083" meta:character-count="3426" meta:non-whitespace-character-count="3024"/>
  </office:meta>
</office:document-meta>
</file>